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Lucida Grande', sans-serif"/>
    <style:font-face style:name="helvetica" svg:font-family="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11pt" fo:font-weight="normal" style:font-size-asian="11pt" style:font-weight-asian="normal" style:font-size-complex="11pt" style:font-weight-complex="normal"/>
    </style:style>
    <style:style style:name="P2" style:family="paragraph" style:parent-style-name="Standard">
      <style:paragraph-properties fo:line-height="200%" fo:text-align="start" style:justify-single-word="false"/>
      <style:text-properties style:font-name="Times New Roman" fo:font-size="11pt" fo:font-weight="normal" style:font-size-asian="11pt" style:font-weight-asian="normal" style:font-size-complex="11pt" style:font-weight-complex="normal"/>
    </style:style>
    <style:style style:name="P3" style:family="paragraph" style:parent-style-name="Standard">
      <style:paragraph-properties fo:line-height="200%"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line-height="200%"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line-height="200%" fo:text-align="start" style:justify-single-word="false"/>
      <style:text-properties style:font-name="Times New Roman" fo:font-size="11pt" fo:font-style="normal" fo:font-weight="normal" style:font-size-asian="11pt" style:font-size-complex="11pt"/>
    </style:style>
    <style:style style:name="P6" style:family="paragraph" style:parent-style-name="Standard">
      <style:paragraph-properties fo:line-height="200%" fo:text-align="center" style:justify-single-word="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line-height="200%" fo:text-align="start" style:justify-single-word="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Text_20_body">
      <style:paragraph-properties fo:margin-left="0in" fo:margin-right="0in" fo:margin-top="0.2602in" fo:margin-bottom="0.052in" fo:line-height="200%" fo:widows="1" fo:text-indent="0in" style:auto-text-indent="false" fo:padding="0in" fo:border="none"/>
      <style:text-properties fo:font-variant="normal" fo:text-transform="none" fo:color="#ffffff" style:font-name="Times New Roman" fo:font-size="11pt" fo:letter-spacing="0.0102in" fo:font-style="normal" fo:font-weight="normal"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fo:letter-spacing="normal"/>
    </style:style>
    <style:style style:name="T4" style:family="text">
      <style:text-properties fo:color="#000000" fo:letter-spacing="normal" fo:font-style="italic"/>
    </style:style>
    <style:style style:name="T5" style:family="text">
      <style:text-properties fo:color="#373e4d" fo:letter-spacing="normal"/>
    </style:style>
    <style:style style:name="T6" style:family="text">
      <style:text-properties fo:font-variant="normal" fo:text-transform="none" fo:color="#000000" fo:letter-spacing="normal" fo:background-color="#fefefe"/>
    </style:style>
    <style:style style:name="T7" style:family="text">
      <style:text-properties fo:font-variant="normal" fo:text-transform="none" fo:color="#000000" fo:letter-spacing="normal" fo:font-style="italic" fo:background-color="#fefefe"/>
    </style:style>
    <style:style style:name="T8" style:family="text">
      <style:text-properties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eginning</text:p>
      <text:p text:style-name="P1">_____________1_____________</text:p>
      <text:p text:style-name="P1"/>
      <text:p text:style-name="P2"><text:tab/>Yorick sat heavily on the stool, breathing deeply and wiping the sweat from his forehead. He twitched his metal fingers, still noticing the phantom feeling in his fingers. Eomar poured his glass full of icy water, and he drank deeply. The cool liquid snaked through his chest, pushing away the heat of the day. The sun hovered high in the cloudy sky, smiling down on the budding trees. The heat was unusually for the middle of the spring in Era, but it made for good training weather.</text:p>
      <text:p text:style-name="P2"><text:tab/>The paladin had been training for months with his brother, Baron, and Magnus, along with a few others of the guild. His new hand was almost—almost—as good as his other one. He could wield Gregor with it, so that's all that mattered. Magnus sat down beside him and pushed his brown hair from his forehead. “I think I've pretty much returned to full health, Yorick. I feel fine—no, I feel great!” He glanced at Yorick's flexing mechanical hand. “Still feeling it, eh? You know, you've still never told me the whole story about that. I know, I've heard all the minstrel's tales, but never the <text:span text:style-name="T1">true</text:span><text:span text:style-name="T2"> story.”</text:span></text:p>
      <text:p text:style-name="P3"><text:tab/>There had been plenty of stories going around. The past year had not been an empty one. Singers brought songs from the western reaches of Tirion and from the Riverlands. Tales of strange sightings—of demons and angels with wings of black feathers. Those tales always ended with the heroes riding in, silhouettes of holy light. Yorick knew that the tales weren't always true though—sometimes there was no hero. The Order of Illumination always came up, knights and lords organized to combat this rising evil. Some of the Queen's guild had even sought them out. Some where successful, some weren't.</text:p>
      <text:p text:style-name="P3"><text:tab/>Traders docked with vivid machinations of a new pirate king. Word had it this new raider sunk the infamous Hell's Queen and replaced her as the top dog when the Hell's Queen disappeared near the middle of the year. Tales told of a behemoth leviathan chained by the new pirate, sinking ships like they were made of paper. The Silver Maiden she was called—flying a standard bearing three crescent moons. Merchants who survived her raids chattered that her captain was a silver maiden in herself, her face always hidden behind a shimmering mask.</text:p>
      <text:p text:style-name="P3"><text:tab/>Tensions between Erresea and Tirion spiked and then lessened. Soon after the party's return, news spread <text:soft-page-break/>that Pike's armies had been mobilized and defenses had been built around the city. The Riverlords had marched to the city's aid as well, and camps of soldiers lined the city's walls. It turns out that Yamador had been correct—a gate had opened in the elven kingdom, but there must have been complications. Songs lilted about a gate of black pouring out endless death, but also that the gate they opened led to the bottom of the sea, and water and sharks and leviathans poured forth. The stories differed, but all spoke the same: whatever the elves had done had failed. The armies of the Riverlords soon departed back to their lord's holds, and the forces of Pike moved back within the walls. Some songs even spoke that the Order of Illumination was involved in what transpired in Erresea during the creation of the gate—some even spoke that members of the Queen's Guild had been there that night. Whatever the stories said, one thing was clear—the kingdoms were not at war, and that was a relief to all.</text:p>
      <text:p text:style-name="P3"><text:tab/>Yorick had even heard tales of his own group. Tales of how they had routed a corrupt dwarven mine, of how they overthrew the evil Shadow King of Arear and put in place the rightful ruler of Ibos, of how they slew a horde of mighty vampires, of how they exterminated an evil cult of Vecna and fought the evil god himself.</text:p>
      <text:p text:style-name="P3"><text:tab/>That group was gone now, however. The bard had turned pirate and left—and from the songs, he was dead. The Silver Maiden never left the captain of the Hell's Queen alive in the songs. The assassin was gone—at least her mind was. Her body was still upstairs in a bed, an empty shell of what should be there. Yorick clenched his fist at the thought of it. At the thought of the cards. They had caused all this.</text:p>
      <text:p text:style-name="P2"><text:span text:style-name="T2"><text:tab/>Just as the sun began to set that night and the guild began to calm down for the day the heavy swinging doors opened, letting in the cool spring night air. Uneven footsteps sounded on the wooden </text:span><text:span text:style-name="T2">boards of the guild house, the sounds of a limping man. A tattered black short-cape draped over the man's shoulders. The cape was trimmed in fur and covered the man's intricate black jacket. The man walked with the aid of a tall staff and had four more of such staves slung across his back. Yorick turned to the man—and recognized him immediately. His white hair was disheveled, but his pearl eyes still shone out at the sight of his friends. Halifax smiled lightly, “It has been a while, Yorick.”</text:span></text:p>
      <text:p text:style-name="P3"/>
      <text:p text:style-name="P3"><text:tab/>Behind him stepped in another—a woman. A white porcelain mask and elegant white clothing provided form and contrast to this woman's shadowy body. It seemed as if she were made of pure shadow, and she was only given form though the clothes she wore. She was mostly covered in a fine white cloak, and she stuck close <text:soft-page-break/>to Halifax.</text:p>
      <text:p text:style-name="P8">SHAE<text:bookmark text:name="yiv2413558919yui_3_16_0_1_1455516394142_6346"/><text:span text:style-name="T3">The shadow woman peaked out from behind Halifax, a slender, glove-clad hand wiggling her fingers amiably. If she had lips, she would have a Cheshire's grin. Somehow, despite her lacking features, she portrayed a cheerful vibe. Perhaps by her easy gait and posture, "Ah! You </text:span><text:bookmark text:name="yiv2413558919yui_3_16_0_1_1455516394142_6653"/><text:span text:style-name="T4">must </text:span><text:span text:style-name="T3">be Yorick! I've heard so much about you from my darling Halifax~!"</text:span><text:bookmark text:name="yiv2413558919yui_3_16_0_1_1455516394142_6345"/><text:span text:style-name="T3"><text:line-break/></text:span><text:bookmark text:name="yiv2413558919yui_3_16_0_1_1455516394142_6652"/><text:bookmark text:name="yiv2413558919yui_3_16_0_1_1455516394142_63451"/><text:span text:style-name="T3">She stepped out beside Halifax and poked his cheek playfully, "You didn't tell me he was handsome too~! Ah, but alas, it seems you aren't a complete man any longer, no? One too many uses~?" Her voice was smooth and teasing, her words coming out in a suggestive purr.</text:span><text:bookmark text:name="yiv2413558919yui_3_16_0_1_1455516394142_6664"/><text:bookmark text:name="yiv2413558919yui_3_16_0_1_1455516394142_63453"/><text:span text:style-name="T3"> She continued on without so much as an acknowledgement, not letting anyone get in a word in edgewise, "I suppose I should introduce myself: I am the lovely Asra, at your service. Don't be fooled by my unstable lines, my figure is quite sturdy~ I'd be willing to show you but I've got my eyes on my darling Halifax~" She turned her cheerful attention to the limping warlock, hanging all over him, though cleverly using the guise of her affection to help support his injured leg, "Isn't that right, love~ Shall we sit around and chat over some drinks? I'm sure you'll want to catch up after all~"</text:span></text:p>
      <text:p text:style-name="P8"><text:span text:style-name="T5">Alright pretty good. I like it Nolan. Asra is going to be a pain I can tell. To respond to the emails I will ask Halifax if he has been well and if his travels were fruitful. I would also ask where he found the Shae and what her story is. Finally, I'll ask if we are ready to depart and if he has news of Jeffers. You see, even if he fought off that Leviathan, I have trust in Jeffers' strength that he will still be alive.</text:span> _</text:p>
      <text:p text:style-name="P3"><text:tab/></text:p>
      <text:p text:style-name="P4">___________2___________</text:p>
      <text:p text:style-name="P4"/>
      <text:p text:style-name="P3"><text:tab/>Halifax seemed to blush slightly at Asra's prodding, however he shrugged it off within moments. He led Yorick, Magnus, Baron, and Shae upstairs to an empty room and lit a candle. He quickly sat on the bed as if relishing the comfort and began to unbuckle his boots, sighing deeply. “My travels have been fruitful, however I could say that I've been in more favorable conditions myself. As for Asra, I met her during my travels on the Plane of Shadow. While I could recite her story word for word, I will let her have that pleasure.”</text:p>
      <text:p text:style-name="P3"><text:soft-page-break/><text:tab/>The warlock tugged off his long boots and stretched out his legs. He leaned back and rested his head against the wooden wall behind him. Halifax seemed to have aged multiple years within the last thirteen months. “I traveled to each of the Inner Planes and Outer Planes, and even a few Demiplanes. Time travels differently on many of them, so while I have been gone a little over a year here, I have actually traveled for over five.”</text:p>
      <text:p text:style-name="P3"><text:tab/>“I returned to the Material Plane about six months ago—in October of last year. When I heard about the Hell's Queen, though, I returned to the Plane of Shadow to pick up our friend here. While she may not seem it, she is a capable warrior. The gods know she wasn't too hard to find...”</text:p>
      <text:p text:style-name="P3"><text:tab/>“And about our pirate friend, I know only what the singers sing. I heard that the Hell's Queen was sunk by another pirate and that her captain went down to Gozreh's grasp. Although I know these tales to be false in some details, I know not the true fate of our dread pirate. As for our journey, I fear we cannot lay in wait for a pirate who may be dead. <text:s/>While we should seek the truths behind these stories, we must first find our assassin before we find our pirate.”</text:p>
      <text:p text:style-name="P3"><text:tab/>“We have not, however, seen our last of pirates. We will be meeting one within the month—a friend I met during my travels. She and her crew will aid us in our journey to Nessus, and hopefully she will be able to clear up some questions to the whereabouts of Jeffers.”</text:p>
      <text:p text:style-name="P3"/>
      <text:p text:style-name="P3"/>
      <text:p text:style-name="P3"><text:tab/>Halifax informed the group that they will be beginning their journey in one week's time, as he wished to catch up with the others at the guild before he was off once again. The week was not a short one, however, as a stretch of cold March weather blew through, bleakening the sky and yellowing the grass. Five days prior to the departure, Halifax met with the entire party to discuss his knowledge of the Nine Hells.</text:p>
      <text:p text:style-name="P3"><text:tab/>The warlock glanced around at the faces gathered at the table—the gristled face of Magnus Ritimir; the blood red eyes of the White Knight, burning with a quiet passion; the featureless black face <text:s/>shaded by a smooth white porcelain sheath. “Where we plan to go—where we must go—is the one place that none should ever seek to find themselves.</text:p>
      <text:p text:style-name="P3"><text:tab/>“'Here order reigns absolute. Here the Wicked face swift and unflinching punishment. Here beings ancient, magnificent, and wise contemplate the greatest secrets of reality. Here works and wonders that will <text:soft-page-break/>never be known upon the mortal plane take awesome shape. And here a resident god considers the acts of every servant, castigating and rewarding each in turn, preparing even the least deserving for his role in an unimaginable future. Here is Hell,'” spoke Halifax as the freezing rain battered at the windows cloaked in night during the briefing. “The Triumph of Hell. A section of the Book of the Damned.</text:p>
      <text:p text:style-name="P3"><text:tab/>“The Hells are ruled in full by the god-being Asmodeus. No being from the Material Plane—nor any other plane for that matter—has truly seen him. He resides solely and almost exclusively in Nessus, where we seek our assassin's conscience.” The warlock clasped his hands together and rested them on the round table as he leaned forward. </text:p>
      <text:p text:style-name="P3"><text:tab/>“Nessus itself is the ninth layer—the deepest of the Nine Hells and also the most dangerous. This is not to say that the eight layers above Nessus are not trifles in themselves. I have long studied the Circles of Hell and know many of its ways and secrets, however, this is not to say that I know in full what will meet us when we descend.</text:p>
      <text:p text:style-name="P3"><text:tab/>“The first is the great plains of Avernus—the Gateway of Hell, the Iron Wilderness. Getting there will be easy, however traversing it will be a bit more difficult. To get from Avernus to Dis we will need to seek out Hellmouths—portals leading from one layer to the next. Dis is the Second Circle and is one gigantic city. 'All the wonders of Hell collect within the Infernal City, where every desire has a price and the damned wear the faces of angels.' Dis is the one place in Hell that traders from across the multiverse barter with devils, diabolists, night hags, and ferrymen upon the Styx for safe passage to the bazaars of Hell, some trading their souls for just a glimpse of the endless wonders of the archdevil Dispater’s city. To pass from Dis to Erebus each will need to bring with them something of personal value—this is the price for outsiders to use the Hellmouths of Dis.</text:p>
      <text:p text:style-name="P3"><text:tab/>“The Third is the darkness of Erebus. Hell's endless vaults filled with riches magnificent and innumerable, but with no light to look upon them with—and for the better, that. We will have to transverse Erebus in darkness, as the light attracts the attentions of the denizens there. The labyrinth we will have to maze through will lead us to a Hellmouth to Phlegethon. The Mines of Hell, Phlegethon is a place of eternal work. Souls dig the stones and ores of the Circle and send them to Belial's forges. Phlegethon shouldn't prove too much trouble, as long as we do not draw attention to ourselves.</text:p>
      <text:p text:style-name="P3"><text:tab/>“The Fifth is Stygia. Every lie spoken throughout the planes condenses as a drop of poison to flood the <text:soft-page-break/>Circle. Amid the tangled swamps and fetid jungles rise moldy ruins, mired temples to false deities, and whole blasphemous cities. The waters of the Styx mix with the layer’s venomous bogs, creating noxious moors before flowing into vast black seas. Stygia will try to trick us—it is the realm of lies and secrets that leads to Malebolge, the Sixth Circle. Malebolge is the great fortress of the devils. It is the place where the armies of Hell train for eternities, and it is the place where all of Hell's forces are commanded from. Hell's general, Moloch, oversees the endless training and will not hesitate to put us to use as target practice.</text:p>
      <text:p text:style-name="P3"><text:tab/>“The Seventh is Cocytus, the Frozen World of Baakebul. It is said that no sin can escape the prison of rime, where even souls freeze and horrors forgotten by forever lie trapped within the ice. We must trek the cold, where even words are frozen as they are spoken, to find Betzebbul—Baakebul's flying fortress and sole Hellmouth in Cocytus. That will take us to the Eigth.</text:p>
      <text:p text:style-name="P3"><text:tab/>“Caina, the realm of Mephistopheles himself—the Child of Hell.'The word of the Crimson Son is the promise of Hell, and with his every silken assurance the multitudes amass to free themselves <text:s/>of their souls.' Mephistopheles' realm is one of towers rising from an infinite abyss. The towers hold great dangling cages and prisons that hold Hell's most deservedly damned. Mephistopheles is the creator of Hell's contracts, and he loathes the residents of the Material Plane. Crossing Caina will be no simple task.</text:p>
      <text:p text:style-name="P3"><text:tab/>“And then we come to Nessus itself. The final and deepest layer of Hell, and the throne of Asmodeus. 'All Hell bends to his will, all devils do his whim, all souls fear his gaze; he is the Prince of Darkness, and his time is nigh,' reads the Book of the Damned. Nessus is a place unknown—none other than the denizens of Hell have ever returned from it. What awaits us, we cannot know.”</text:p>
      <text:p text:style-name="P3"><text:tab/>Halifax leaned back in his chair and looked around the table again, his pearl eyes softly reflecting the flickering candlelight.</text:p>
      <text:p text:style-name="P3"><text:tab/></text:p>
      <text:p text:style-name="P3"><text:tab/>“We are going to Hell. We are going to Hell, and may the Gods be with us.”</text:p>
      <text:p text:style-name="P3"/>
      <text:p text:style-name="P3"/>
      <text:p text:style-name="P3"/>
      <text:p text:style-name="P3"/>
      <text:p text:style-name="P6"><text:soft-page-break/>_______________3_______________</text:p>
      <text:p text:style-name="P4">In the waning of March the adventure began...</text:p>
      <text:p text:style-name="P4"/>
      <text:p text:style-name="P7"><text:tab/><text:span text:style-name="T2">The week and the weather passed quickly, and as the party was making last checks on their belongings the sun shone brightly through the clear spring air. A strong breeze blew into the guild as Yorick threw open the wooden doors, squinting into the daylight. The White Knight stepped out onto the cobbled byway leading into Era, his pressed red tunic bearing a nicely-stitched white crown. Behind him limped the warlock dressed in black, bearing five tall magical staffs. The shadow-woman followed with the tall, brown haired Magnus Ritimir.</text:span></text:p>
      <text:p text:style-name="P3"><text:tab/>The gate guards nodded as the party passed into the walls of the bustling city of Era. Heading towards the wharfside, the streets became increasingly filled—beggars, merchants from far places, sell swords, entertainers, holy men, and commoners went along their daily business. Fishmongers cried their catches upon the docks as ship bells tolled with each wave that bobbed them.</text:p>
      <text:p text:style-name="P3"><text:tab/>“It's that red and blue one on the far side,” Halifax described as he pointed towards a ship across the harbor. The ship was a homely merchant sloop captained by a bearded half elf come out of the Grey City, preparing for departure. The captain welcomed them aboard, his accent heavy from the western city:</text:p>
      <text:p text:style-name="P3"><text:tab/> “You go to Grey City, yes?”</text:p>
      <text:p text:style-name="P3"><text:tab/>Halifax nodded and handed the man a small purse of coins, “Yes, that we are. Here is your fare.” He looked back at the others behind him, “We'll be down below decks. Follow me.”</text:p>
      <text:p text:style-name="P3"><text:tab/>The cabin was cramped and musty, but no worse than any other ships. Magnus looked around at the beams crossing all along the inside of the ship—the buttresses and crossbeams and supports. “This ship is much larger than anything from my home...I would have never thought such a large vessel could stay afloat! Why, with a ship as big as this, one could defend themselves from three longboats!”</text:p>
      <text:p text:style-name="P7"><text:span text:style-name="T2"><text:tab/>Yorick shuffled through the cargo to Halifax, careful not to bump his head on the low ceilings. </text:span><text:span text:style-name="T2">“Why are we headed to the Grey City? What is there for us there?” the knight questioned quietly. </text:span></text:p>
      <text:p text:style-name="P3"><text:tab/>The warlock sat on a crate, relaxing his leg. He carefully glanced around and whispered, “Truthfully, we aren't going to the Grey City. Our journey will end about half way there. Try not to tell the crew, however—this is more of an unknown rendezvous as of right now—“</text:p>
      <text:p text:style-name="P3"><text:soft-page-break/><text:tab/>A thump came from above, followed by quick yelling, “...dare you! Just because my beauty is irresistible doesn't mean it is free to be touched by all! I, in fact, am saving my beauty for one man~!”</text:p>
      <text:p text:style-name="P3"><text:tab/>Halifax sighed, and leaned his head against a wooden beam. “This will certainly be an interesting trip.”</text:p>
      <text:p text:style-name="P3"><text:tab/></text:p>
      <text:p text:style-name="P5"><text:span text:style-name="T8"><text:tab/></text:span><text:bookmark text:name="yiv8585442767yui_3_16_0_1_1456994426120_3733"/><text:span text:style-name="T6">An obviously perturbed woman came stomping her way down the steps to join the warlock and paladin in the cramped cabin, huffing her slightly less than sincere anger. She glanced around the cramped quarters, arms crossed and looking unimpressed, “How homey…</text:span><text:bookmark text:name="yiv8585442767yui_3_16_0_1_1456994426120_3731"/><text:span text:style-name="T6">”<text:line-break/></text:span><text:bookmark text:name="yiv8585442767yui_3_16_0_1_1456994426120_3739"/><text:span text:style-name="T6"><text:tab/>Her gaze then landed on the white haired warlock and her demeanor immediately brightened, quickly darting her way to Halifax’s side, her gloved grip immediately latching onto his arm, “Halifax! You left me alone up there with all those brute sailors! How is a lady such as myself supposed to defend against brash suitors without her shining knight?”</text:span><text:bookmark text:name="yiv8585442767yui_3_16_0_1_1456994426120_3737"/><text:span text:style-name="T6"><text:line-break/></text:span><text:bookmark text:name="yiv8585442767yui_3_16_0_1_1456994426120_3745"/><text:span text:style-name="T6"><text:tab/>She giggled and poked his cheek, “I’ll forgive your for now, but I expect proper attention from now on~”</text:span></text:p>
      <text:p text:style-name="P5"><text:bookmark text:name="yiv8585442767yui_3_16_0_1_1456994426120_3751"/><text:span text:style-name="T6">She moved away from the warlock, releasing him from her tight grip and plopped down onto one of the dusty crates, crossing her legs and leaning back against a beam, her attention now directed to the mass general of their party, “So~ No one ever did tell me who this assassin woman is. She </text:span><text:bookmark text:name="yiv8585442767yui_3_16_0_1_1456994426120_3753"/><text:span text:style-name="T7">must</text:span><text:span text:style-name="T6"> be one</text:span><text:bookmark text:name="yiv8585442767yui_3_16_0_1_1456994426120_3755"/><text:span text:style-name="T6"> </text:span><text:span text:style-name="T7">hell</text:span><text:span text:style-name="T6"> of a woman for all these fine, handsome young men to risk their lives and save her." She glanced briefly over at Magnus, her voice heavy with implication, "Well, </text:span><text:span text:style-name="T7">mostly </text:span><text:span text:style-name="T6">young. Honestly, I’m quite jealous~”</text:span></text:p>
      <text:p text:style-name="P3"/>
      <text:p text:style-name="P3">CAYEZ</text:p>
      <text:p text:style-name="P3">PoFam</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Lucida Grande', sans-serif"/>
    <style:font-face style:name="helvetica" svg:font-family="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6-02-14T20:32:21.81</meta:creation-date>
    <dc:date>2016-03-06T10:22:29.42</dc:date>
    <dc:creator>Nolan Roth</dc:creator>
    <meta:editing-duration>PT17H7M40S</meta:editing-duration>
    <meta:editing-cycles>16</meta:editing-cycles>
    <meta:generator>OpenOffice/4.1.1$Win32 OpenOffice.org_project/411m6$Build-9775</meta:generator>
    <meta:document-statistic meta:table-count="0" meta:image-count="0" meta:object-count="0" meta:page-count="8" meta:paragraph-count="52" meta:word-count="3268" meta:character-count="18440"/>
  </office:meta>
</office:document-meta>
</file>